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4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tity_wise_polarity_new" table:style-name="ta1">
        <table:shapes>
          <draw:frame draw:z-index="0" draw:style-name="gr1" draw:text-style-name="P1" svg:width="263.65mm" svg:height="193.43mm" svg:x="140.76mm" svg:y="56.4mm">
            <loext:p draw:notify-on-update-of-ranges="Entity_wise_polarity_new.A2:Entity_wise_polarity_new.A21 Entity_wise_polarity_new.B2:Entity_wise_polarity_new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tity_name</text:p>
          </table:table-cell>
          <table:table-cell office:value-type="string" calcext:value-type="string">
            <text:p>aggr_sent</text:p>
          </table:table-cell>
          <table:table-cell office:value-type="string" calcext:value-type="string">
            <text:p>total_pos</text:p>
          </table:table-cell>
          <table:table-cell office:value-type="string" calcext:value-type="string">
            <text:p>total_neg</text:p>
          </table:table-cell>
          <table:table-cell office:value-type="string" calcext:value-type="string">
            <text:p>polarity</text:p>
          </table:table-cell>
        </table:table-row>
        <table:table-row table:style-name="ro2">
          <table:table-cell office:value-type="string" calcext:value-type="string">
            <text:p>Narendra Modi</text:p>
          </table:table-cell>
          <table:table-cell office:value-type="float" office:value="67.4181" calcext:value-type="float">
            <text:p>67.4181</text:p>
          </table:table-cell>
          <table:table-cell office:value-type="float" office:value="2.284" calcext:value-type="float">
            <text:p>2.284</text:p>
          </table:table-cell>
          <table:table-cell office:value-type="float" office:value="0.152" calcext:value-type="float">
            <text:p>0.152</text:p>
          </table:table-cell>
          <table:table-cell office:value-type="float" office:value="15.0263157895" calcext:value-type="float">
            <text:p>15.0263157895</text:p>
          </table:table-cell>
        </table:table-row>
        <table:table-row table:style-name="ro1">
          <table:table-cell office:value-type="string" calcext:value-type="string">
            <text:p>Ravi Shankar Prasad</text:p>
          </table:table-cell>
          <table:table-cell office:value-type="float" office:value="10.4419" calcext:value-type="float">
            <text:p>10.4419</text:p>
          </table:table-cell>
          <table:table-cell office:value-type="float" office:value="1.928" calcext:value-type="float">
            <text:p>1.928</text:p>
          </table:table-cell>
          <table:table-cell office:value-type="float" office:value="0.26" calcext:value-type="float">
            <text:p>0.26</text:p>
          </table:table-cell>
          <table:table-cell office:value-type="float" office:value="7.41538461538" calcext:value-type="float">
            <text:p>7.4153846154</text:p>
          </table:table-cell>
        </table:table-row>
        <table:table-row table:style-name="ro1">
          <table:table-cell office:value-type="string" calcext:value-type="string">
            <text:p>Arun Jaitley</text:p>
          </table:table-cell>
          <table:table-cell office:value-type="float" office:value="8.4089" calcext:value-type="float">
            <text:p>8.40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vendra Fadnavis</text:p>
          </table:table-cell>
          <table:table-cell office:value-type="float" office:value="8.9592" calcext:value-type="float">
            <text:p>8.9592</text:p>
          </table:table-cell>
          <table:table-cell office:value-type="float" office:value="3.224" calcext:value-type="float">
            <text:p>3.224</text:p>
          </table:table-cell>
          <table:table-cell office:value-type="float" office:value="0.574" calcext:value-type="float">
            <text:p>0.574</text:p>
          </table:table-cell>
          <table:table-cell office:value-type="float" office:value="5.61672473868" calcext:value-type="float">
            <text:p>5.6167247387</text:p>
          </table:table-cell>
        </table:table-row>
        <table:table-row table:style-name="ro2">
          <table:table-cell office:value-type="string" calcext:value-type="string">
            <text:p>Venkaiah Naidu</text:p>
          </table:table-cell>
          <table:table-cell office:value-type="float" office:value="2.5303" calcext:value-type="float">
            <text:p>2.5303</text:p>
          </table:table-cell>
          <table:table-cell office:value-type="float" office:value="1.068" calcext:value-type="float">
            <text:p>1.068</text:p>
          </table:table-cell>
          <table:table-cell office:value-type="float" office:value="0.308" calcext:value-type="float">
            <text:p>0.308</text:p>
          </table:table-cell>
          <table:table-cell office:value-type="float" office:value="3.46753246753" calcext:value-type="float">
            <text:p>3.4675324675</text:p>
          </table:table-cell>
        </table:table-row>
        <table:table-row table:style-name="ro2">
          <table:table-cell office:value-type="string" calcext:value-type="string">
            <text:p>Amit Shah</text:p>
          </table:table-cell>
          <table:table-cell office:value-type="float" office:value="-0.6339" calcext:value-type="float">
            <text:p>-0.63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asundhara Raje</text:p>
          </table:table-cell>
          <table:table-cell office:value-type="float" office:value="3.3104" calcext:value-type="float">
            <text:p>3.3104</text:p>
          </table:table-cell>
          <table:table-cell office:value-type="float" office:value="2.088" calcext:value-type="float">
            <text:p>2.088</text:p>
          </table:table-cell>
          <table:table-cell office:value-type="float" office:value="0.108" calcext:value-type="float">
            <text:p>0.108</text:p>
          </table:table-cell>
          <table:table-cell office:value-type="float" office:value="19.3333333333" calcext:value-type="float">
            <text:p>19.3333333333</text:p>
          </table:table-cell>
        </table:table-row>
        <table:table-row table:style-name="ro2">
          <table:table-cell office:value-type="string" calcext:value-type="string">
            <text:p>Suresh Prabhu</text:p>
          </table:table-cell>
          <table:table-cell office:value-type="float" office:value="2.5422" calcext:value-type="float">
            <text:p>2.542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82" calcext:value-type="float">
            <text:p>0.082</text:p>
          </table:table-cell>
          <table:table-cell office:value-type="float" office:value="11.6585365854" calcext:value-type="float">
            <text:p>11.6585365854</text:p>
          </table:table-cell>
        </table:table-row>
        <table:table-row table:style-name="ro1">
          <table:table-cell office:value-type="string" calcext:value-type="string">
            <text:p>Sushma Swaraj</text:p>
          </table:table-cell>
          <table:table-cell office:value-type="float" office:value="2.1944" calcext:value-type="float">
            <text:p>2.1944</text:p>
          </table:table-cell>
          <table:table-cell office:value-type="float" office:value="1.804" calcext:value-type="float">
            <text:p>1.804</text:p>
          </table:table-cell>
          <table:table-cell office:value-type="float" office:value="0.118" calcext:value-type="float">
            <text:p>0.118</text:p>
          </table:table-cell>
          <table:table-cell office:value-type="float" office:value="15.2881355932" calcext:value-type="float">
            <text:p>15.2881355932</text:p>
          </table:table-cell>
        </table:table-row>
        <table:table-row table:style-name="ro2">
          <table:table-cell office:value-type="string" calcext:value-type="string">
            <text:p>Rajnath Singh</text:p>
          </table:table-cell>
          <table:table-cell office:value-type="float" office:value="1.0616" calcext:value-type="float">
            <text:p>1.0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ndan Nilekani</text:p>
          </table:table-cell>
          <table:table-cell office:value-type="float" office:value="2.2608" calcext:value-type="float">
            <text:p>2.2608</text:p>
          </table:table-cell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2">
          <table:table-cell office:value-type="string" calcext:value-type="string">
            <text:p>AS Pardeep Chhabr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ddaramaiah</text:p>
          </table:table-cell>
          <table:table-cell office:value-type="float" office:value="1.2421" calcext:value-type="float">
            <text:p>1.2421</text:p>
          </table:table-cell>
          <table:table-cell office:value-type="float" office:value="0.584" calcext:value-type="float">
            <text:p>0.584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Rahul Gandhi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588" calcext:value-type="float">
            <text:p>0.588</text:p>
          </table:table-cell>
          <table:table-cell office:value-type="float" office:value="0" calcext:value-type="float">
            <text:p>0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2">
          <table:table-cell office:value-type="string" calcext:value-type="string">
            <text:p>Jaskiran Singh</text:p>
          </table:table-cell>
          <table:table-cell office:value-type="float" office:value="1.8346" calcext:value-type="float">
            <text:p>1.8346</text:p>
          </table:table-cell>
          <table:table-cell office:value-type="float" office:value="0.938" calcext:value-type="float">
            <text:p>0.938</text:p>
          </table:table-cell>
          <table:table-cell office:value-type="float" office:value="0.248" calcext:value-type="float">
            <text:p>0.248</text:p>
          </table:table-cell>
          <table:table-cell office:value-type="float" office:value="3.78225806452" calcext:value-type="float">
            <text:p>3.7822580645</text:p>
          </table:table-cell>
        </table:table-row>
        <table:table-row table:style-name="ro2">
          <table:table-cell office:value-type="string" calcext:value-type="string">
            <text:p>Anand Kishore</text:p>
          </table:table-cell>
          <table:table-cell office:value-type="float" office:value="1.349" calcext:value-type="float">
            <text:p>1.3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ukesh Ambani</text:p>
          </table:table-cell>
          <table:table-cell office:value-type="float" office:value="2.6725" calcext:value-type="float">
            <text:p>2.6725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string" calcext:value-type="string">
            <text:p>Ananta Narayan Jena</text:p>
          </table:table-cell>
          <table:table-cell office:value-type="float" office:value="3.6764" calcext:value-type="float">
            <text:p>3.6764</text:p>
          </table:table-cell>
          <table:table-cell office:value-type="float" office:value="3.278" calcext:value-type="float">
            <text:p>3.278</text:p>
          </table:table-cell>
          <table:table-cell office:value-type="float" office:value="0.26" calcext:value-type="float">
            <text:p>0.26</text:p>
          </table:table-cell>
          <table:table-cell office:value-type="float" office:value="12.6076923077" calcext:value-type="float">
            <text:p>12.6076923077</text:p>
          </table:table-cell>
        </table:table-row>
        <table:table-row table:style-name="ro2">
          <table:table-cell office:value-type="string" calcext:value-type="string">
            <text:p>Mamata Banerjee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562" calcext:value-type="float">
            <text:p>0.562</text:p>
          </table:table-cell>
          <table:table-cell office:value-type="float" office:value="0.302" calcext:value-type="float">
            <text:p>0.302</text:p>
          </table:table-cell>
          <table:table-cell office:value-type="float" office:value="1.86092715232" calcext:value-type="float">
            <text:p>1.8609271523</text:p>
          </table:table-cell>
        </table:table-row>
        <table:table-row table:style-name="ro2">
          <table:table-cell office:value-type="string" calcext:value-type="string">
            <text:p>Akhilesh Yadav</text:p>
          </table:table-cell>
          <table:table-cell office:value-type="float" office:value="2.6375" calcext:value-type="float">
            <text:p>2.6375</text:p>
          </table:table-cell>
          <table:table-cell office:value-type="float" office:value="2.244" calcext:value-type="float">
            <text:p>2.244</text:p>
          </table:table-cell>
          <table:table-cell office:value-type="float" office:value="0.594" calcext:value-type="float">
            <text:p>0.594</text:p>
          </table:table-cell>
          <table:table-cell office:value-type="float" office:value="3.77777777778" calcext:value-type="float">
            <text:p>3.7777777778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bjp</text:p>
          </table:table-cell>
          <table:table-cell office:value-type="string" calcext:value-type="string">
            <text:p>Narendra Mo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jp</text:p>
          </table:table-cell>
          <table:table-cell office:value-type="string" calcext:value-type="string">
            <text:p>Ravi Shankar Pras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jp</text:p>
          </table:table-cell>
          <table:table-cell office:value-type="string" calcext:value-type="string">
            <text:p>Arun Jait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jp</text:p>
          </table:table-cell>
          <table:table-cell office:value-type="string" calcext:value-type="string">
            <text:p>Devendra Fadnav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jp</text:p>
          </table:table-cell>
          <table:table-cell office:value-type="string" calcext:value-type="string">
            <text:p>Venkaiah Nai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Mukesh Amban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d</text:p>
          </table:table-cell>
          <table:table-cell office:value-type="string" calcext:value-type="string">
            <text:p>Ananta Narayan Je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jp</text:p>
          </table:table-cell>
          <table:table-cell office:value-type="string" calcext:value-type="string">
            <text:p>Amit Sh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Nandan Nilekan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jp</text:p>
          </table:table-cell>
          <table:table-cell office:value-type="string" calcext:value-type="string">
            <text:p>Vasundhara Raj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jp</text:p>
          </table:table-cell>
          <table:table-cell office:value-type="string" calcext:value-type="string">
            <text:p>Suresh Prabh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as</text:p>
          </table:table-cell>
          <table:table-cell office:value-type="string" calcext:value-type="string">
            <text:p>Jaskiran Sin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Rahul Gandh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Akhilesh Yadav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</text:p>
          </table:table-cell>
          <table:table-cell office:value-type="string" calcext:value-type="string">
            <text:p>AS Pardeep Chh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c</text:p>
          </table:table-cell>
          <table:table-cell office:value-type="string" calcext:value-type="string">
            <text:p>Mamata Banerj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jp</text:p>
          </table:table-cell>
          <table:table-cell office:value-type="string" calcext:value-type="string">
            <text:p>Sushma Swaraj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</text:p>
          </table:table-cell>
          <table:table-cell office:value-type="string" calcext:value-type="string">
            <text:p>Siddaramaia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as</text:p>
          </table:table-cell>
          <table:table-cell office:value-type="string" calcext:value-type="string">
            <text:p>Anand Kis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jp</text:p>
          </table:table-cell>
          <table:table-cell office:value-type="string" calcext:value-type="string">
            <text:p>Rajnath Singh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Entity_wise_polarity_new.A1:Entity_wise_polarity_new.E2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 style:data-style-name="N2" text:time-value="14:59:27.347365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15:07:51.687299097</dc:date>
    <meta:editing-duration>PT37M40S</meta:editing-duration>
    <meta:editing-cycles>9</meta:editing-cycles>
    <meta:generator>LibreOffice/5.1.6.2$Linux_X86_64 LibreOffice_project/10m0$Build-2</meta:generator>
    <meta:document-statistic meta:table-count="1" meta:cell-count="1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2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314004"/>
    </style:style>
    <style:style style:name="ch9" style:family="chart">
      <style:chart-properties chart:solid-type="cuboid"/>
      <style:graphic-properties draw:fill-color="#007826"/>
    </style:style>
    <style:style style:name="ch10" style:family="chart">
      <style:chart-properties chart:solid-type="cuboid"/>
      <style:graphic-properties draw:fill-color="#ccff66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366cm" svg:height="19.344cm" xlink:href=".." xlink:type="simple" chart:class="chart:bar" chart:style-name="ch1">
        <chart:plot-area chart:style-name="ch2" table:cell-range-address="Entity_wise_polarity_new.A2:Entity_wise_polarity_new.B21" chart:data-source-has-labels="column" svg:x="0.476cm" svg:y="0.599cm" svg:width="24.996cm" svg:height="17.19cm">
          <chartooo:coordinate-region svg:x="0.992cm" svg:y="0.599cm" svg:width="17.243cm" svg:height="16.146cm"/>
          <chart:axis chart:dimension="x" chart:name="primary-x" chart:style-name="ch3" chartooo:axis-type="auto">
            <chartooo:date-scale/>
            <chart:categories table:cell-range-address="Entity_wise_polarity_new.A2:Entity_wise_polarity_new.A21"/>
            <chart:grid chart:style-name="ch4" chart:class="major"/>
          </chart:axis>
          <chart:axis chart:dimension="y" chart:name="primary-y" chart:style-name="ch5">
            <chart:title svg:x="4.012cm" svg:y="17.825cm" chart:style-name="ch6">
              <text:p>Sentiment Score (By the entity) - Mass Media</text:p>
            </chart:title>
            <chart:grid chart:style-name="ch4" chart:class="major"/>
          </chart:axis>
          <chart:series chart:style-name="ch7" chart:values-cell-range-address="Entity_wise_polarity_new.B2:Entity_wise_polarity_new.B21" chart:class="chart:bar">
            <chart:data-point chart:style-name="ch8"/>
            <chart:data-point chart:style-name="ch9"/>
            <chart:data-point chart:style-name="ch10"/>
            <chart:data-point chart:style-name="ch11" chart:repeated="2"/>
            <chart:data-point chart:style-name="ch10"/>
            <chart:data-point chart:style-name="ch8"/>
            <chart:data-point chart:style-name="ch9"/>
            <chart:data-point chart:style-name="ch8"/>
            <chart:data-point chart:style-name="ch10"/>
            <chart:data-point/>
            <chart:data-point chart:style-name="ch11"/>
            <chart:data-point chart:style-name="ch12" chart:repeated="2"/>
            <chart:data-point chart:style-name="ch11"/>
            <chart:data-point chart:style-name="ch10"/>
            <chart:data-point chart:style-name="ch12"/>
            <chart:data-point chart:style-name="ch9"/>
            <chart:data-point chart:style-name="ch12"/>
            <chart:data-point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arendra Modi</text:p>
                <draw:g>
                  <svg:desc>Entity_wise_polarity_new.A2:Entity_wise_polarity_new.A21</svg:desc>
                </draw:g>
              </table:table-cell>
              <table:table-cell office:value-type="float" office:value="67.4181">
                <text:p>67.4181</text:p>
                <draw:g>
                  <svg:desc>Entity_wise_polarity_new.B2:Entity_wise_polarity_new.B21</svg:desc>
                </draw:g>
              </table:table-cell>
            </table:table-row>
            <table:table-row>
              <table:table-cell office:value-type="string">
                <text:p>Ravi Shankar Prasad</text:p>
              </table:table-cell>
              <table:table-cell office:value-type="float" office:value="10.4419">
                <text:p>10.4419</text:p>
              </table:table-cell>
            </table:table-row>
            <table:table-row>
              <table:table-cell office:value-type="string">
                <text:p>Arun Jaitley</text:p>
              </table:table-cell>
              <table:table-cell office:value-type="float" office:value="8.4089">
                <text:p>8.4089</text:p>
              </table:table-cell>
            </table:table-row>
            <table:table-row>
              <table:table-cell office:value-type="string">
                <text:p>Devendra Fadnavis</text:p>
              </table:table-cell>
              <table:table-cell office:value-type="float" office:value="8.9592">
                <text:p>8.9592</text:p>
              </table:table-cell>
            </table:table-row>
            <table:table-row>
              <table:table-cell office:value-type="string">
                <text:p>Venkaiah Naidu</text:p>
              </table:table-cell>
              <table:table-cell office:value-type="float" office:value="2.5303">
                <text:p>2.5303</text:p>
              </table:table-cell>
            </table:table-row>
            <table:table-row>
              <table:table-cell office:value-type="string">
                <text:p>Amit Shah</text:p>
              </table:table-cell>
              <table:table-cell office:value-type="float" office:value="-0.6339">
                <text:p>-0.6339</text:p>
              </table:table-cell>
            </table:table-row>
            <table:table-row>
              <table:table-cell office:value-type="string">
                <text:p>Vasundhara Raje</text:p>
              </table:table-cell>
              <table:table-cell office:value-type="float" office:value="3.3104">
                <text:p>3.3104</text:p>
              </table:table-cell>
            </table:table-row>
            <table:table-row>
              <table:table-cell office:value-type="string">
                <text:p>Suresh Prabhu</text:p>
              </table:table-cell>
              <table:table-cell office:value-type="float" office:value="2.5422">
                <text:p>2.5422</text:p>
              </table:table-cell>
            </table:table-row>
            <table:table-row>
              <table:table-cell office:value-type="string">
                <text:p>Sushma Swaraj</text:p>
              </table:table-cell>
              <table:table-cell office:value-type="float" office:value="2.1944">
                <text:p>2.1944</text:p>
              </table:table-cell>
            </table:table-row>
            <table:table-row>
              <table:table-cell office:value-type="string">
                <text:p>Rajnath Singh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string">
                <text:p>Nandan Nilekani</text:p>
              </table:table-cell>
              <table:table-cell office:value-type="float" office:value="2.2608">
                <text:p>2.2608</text:p>
              </table:table-cell>
            </table:table-row>
            <table:table-row>
              <table:table-cell office:value-type="string">
                <text:p>AS Pardeep Chhabr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ddaramaiah</text:p>
              </table:table-cell>
              <table:table-cell office:value-type="float" office:value="1.2421">
                <text:p>1.2421</text:p>
              </table:table-cell>
            </table:table-row>
            <table:table-row>
              <table:table-cell office:value-type="string">
                <text:p>Rahul Gandhi</text:p>
              </table:table-cell>
              <table:table-cell office:value-type="float" office:value="0.7392">
                <text:p>0.7392</text:p>
              </table:table-cell>
            </table:table-row>
            <table:table-row>
              <table:table-cell office:value-type="string">
                <text:p>Jaskiran Singh</text:p>
              </table:table-cell>
              <table:table-cell office:value-type="float" office:value="1.8346">
                <text:p>1.8346</text:p>
              </table:table-cell>
            </table:table-row>
            <table:table-row>
              <table:table-cell office:value-type="string">
                <text:p>Anand Kishore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>Mukesh Ambani</text:p>
              </table:table-cell>
              <table:table-cell office:value-type="float" office:value="2.6725">
                <text:p>2.6725</text:p>
              </table:table-cell>
            </table:table-row>
            <table:table-row>
              <table:table-cell office:value-type="string">
                <text:p>Ananta Narayan Jena</text:p>
              </table:table-cell>
              <table:table-cell office:value-type="float" office:value="3.6764">
                <text:p>3.6764</text:p>
              </table:table-cell>
            </table:table-row>
            <table:table-row>
              <table:table-cell office:value-type="string">
                <text:p>Mamata Banerjee</text:p>
              </table:table-cell>
              <table:table-cell office:value-type="float" office:value="0.4404">
                <text:p>0.4404</text:p>
              </table:table-cell>
            </table:table-row>
            <table:table-row>
              <table:table-cell office:value-type="string">
                <text:p>Akhilesh Yadav</text:p>
              </table:table-cell>
              <table:table-cell office:value-type="float" office:value="2.6375">
                <text:p>2.6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